
<file path=META-INF/manifest.xml><?xml version="1.0" encoding="utf-8"?>
<manifest:manifest xmlns:manifest="urn:oasis:names:tc:opendocument:xmlns:manifest:1.0">
  <manifest:file-entry manifest:full-path="/" manifest:version="1.2" manifest:media-type="application/vnd.oasis.opendocument.presentation"/>
  <manifest:file-entry manifest:full-path="Pictures/1000000000000640000004B02C5236E4.png" manifest:media-type="image/png"/>
  <manifest:file-entry manifest:full-path="Pictures/" manifest:media-type=""/>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title">
      <style:graphic-properties draw:fill-color="#ffffff" draw:auto-grow-height="true" fo:min-height="3.507cm"/>
    </style:style>
    <style:style style:name="pr2" style:family="presentation" style:parent-style-name="Blue-outline1">
      <style:graphic-properties draw:fill-color="#ffffff" draw:auto-grow-height="true" fo:min-height="13.86cm"/>
    </style:style>
    <style:style style:name="pr3" style:family="presentation" style:parent-style-name="Blue-notes">
      <style:graphic-properties draw:fill-color="#ffffff" draw:auto-grow-height="true" fo:min-height="13.365cm"/>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1.2cm" fo:margin-right="0cm" fo:text-indent="-0.9cm"/>
    </style:style>
    <style:style style:name="P4" style:family="paragraph">
      <style:paragraph-properties fo:margin-left="0.6cm" fo:margin-right="0cm" fo:text-indent="-0.6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 presentation:presentation-page-layout-name="AL1T1">
        <office:forms form:automatic-focus="false" form:apply-design-mode="false"/>
        <draw:frame presentation:style-name="pr1" draw:text-style-name="P2" draw:layer="layout" svg:width="25.199cm" svg:height="3.507cm" svg:x="1.301cm" svg:y="0cm" presentation:class="title">
          <draw:text-box>
            <text:p text:style-name="P1">FPU</text:p>
          </draw:text-box>
        </draw:frame>
        <draw:frame presentation:style-name="pr2" draw:text-style-name="P3" draw:layer="layout" svg:width="25.199cm" svg:height="14.854cm" svg:x="1.301cm" svg:y="5cm" presentation:class="outline" presentation:user-transformed="true">
          <draw:text-box>
            <text:list text:style-name="L2">
              <text:list-header>
                <text:p text:style-name="P3">先週やったこと</text:p>
              </text:list-header>
              <text:list-item>
                <text:p text:style-name="P3">資料などを見て、それぞれのモジュールの回路の概要を思い描く</text:p>
              </text:list-item>
              <text:list-item>
                <text:p text:style-name="P3">Cで上の回路と同様の動きをする関数を実装して思った通りに動くことを確認</text:p>
              </text:list-item>
              <text:list-item>
                <text:p text:style-name="P3">faddをVHDLで書きはじめる</text:p>
                <text:p text:style-name="P3">今週やること</text:p>
              </text:list-item>
              <text:list-item>
                <text:p text:style-name="P3">各モジュールをVHDLで実装し</text:p>
                <text:p text:style-name="P3">シミュレーションで動作を確認する</text:p>
              </text:list-item>
            </text:list>
          </draw:text-box>
        </draw:frame>
        <presentation:notes draw:style-name="dp2">
          <office:forms form:automatic-focus="false" form:apply-design-mode="false"/>
          <draw:page-thumbnail draw:style-name="gr1" draw:layer="layout" svg:width="14.848cm" svg:height="11.135cm" svg:x="3.075cm" svg:y="2.257cm" draw:page-number="1" presentation:class="page"/>
          <draw:frame presentation:style-name="pr3" draw:text-style-name="P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fill-image draw:name="Blue" xlink:href="Pictures/1000000000000640000004B02C5236E4.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番号&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3">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番号&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meta:creation-date>2012-10-15T08:03:09</meta:creation-date>
    <dc:language>fi-FI</dc:language>
    <meta:editing-cycles>2</meta:editing-cycles>
    <meta:editing-duration>PT00H07M26S</meta:editing-duration>
    <meta:initial-creator>chro96 </meta:initial-creator>
    <dc:date>2012-10-15T08:25:45</dc:date>
    <dc:creator>chro96 </dc:creator>
    <meta:document-statistic meta:object-count="28"/>
    <meta:user-defined meta:name="Info 1"/>
    <meta:user-defined meta:name="Info 2"/>
    <meta:user-defined meta:name="Info 3"/>
    <meta:user-defined meta:name="Info 4"/>
    <meta:template xlink:type="simple" xlink:actuate="onRequest" xlink:title="" xlink:href="file:///usr/lib/openoffice/basis3.2/share/template/en-US/presnt/Blue.otp"/>
  </office:meta>
</office:document-meta>
</file>